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izableByteArrayOutputStream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izableByteArrayOutputStreamTests.r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izableByteArrayOutputStreamTests.assertByteArrayEqualsString( ResizableByteArrayOutputStream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ByteArrayOutputStreamTests.autoG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izableByteArrayOutputStreamTests.failR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izableByteArrayOutputStreamTests.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izableByteArrayOutputStream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